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table table:name="Detai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009" table:default-cell-style-name="ce1"/>
        <table:table-row table:style-name="ro1">
          <table:table-cell table:style-name="Default" table:number-columns-repeated="4"/>
          <table:table-cell table:style-name="Default" office:value-type="string" calcext:value-type="string">
            <text:p>Sphere</text:p>
          </table:table-cell>
          <table:table-cell table:style-name="Default" office:value-type="string" calcext:value-type="string">
            <text:p>School</text:p>
          </table:table-cell>
          <table:table-cell table:style-name="Default" office:value-type="string" calcext:value-type="string">
            <text:p>Details</text:p>
          </table:table-cell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Might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007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Finesse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Weapon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Armor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Creature</text:p>
          </table:table-cell>
          <table:table-cell table:style-name="Default" table:number-columns-repeated="2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9"/>
          <table:table-cell table:number-columns-repeated="100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Effects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dd Contaminant (ITEM_TYPE | MATERIAL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hange Unit (CHANGE_TYPE | CHANGE | RACE:CAST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struct (CONSTRUCT_TYPE | MATERIAL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reate Item (ITEM | MATERIAL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reate Unit (RACE:CAST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Exile Unit (REMOVAL_TYP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Fire Projectile (PROJECTILE_TYP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enerate Wound (BODY_PART | DAMAGE_TYP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ncrease Resistance (RESISTANCE_TOKE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nteraction (IE_EFFECT | DETAILS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Kill Unit (RACE:CAST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Lower Attribute ( ATTRIBUTE_TOKE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ove Unit (DIRECTIO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ropel Unit (DIRECTIO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ise Attribute (ATTRIBUTE_TOKE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move Syndrome (SYN_CLASS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move Wound (REMOVAL_TYP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Syndrome (CE_EFFECT | SYN_CLASS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Transform Unit (RACE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aise Skill (SKILL_TOKE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dd Token (TOKEN)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Remove Token (TOKEN)</text:p>
          </table:table-cell>
          <table:table-cell table:number-columns-repeated="1023"/>
        </table:table-row>
        <table:table-row table:style-name="ro1" table:number-rows-repeated="49">
          <table:table-cell table:style-name="ce3"/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ght" table:style-name="ta1">
        <table:table-column table:style-name="co9" table:default-cell-style-name="Default"/>
        <table:table-row table:style-name="ro1">
          <table:table-cell/>
        </table:table-row>
      </table:table>
      <table:table table:name="Finesse" table:style-name="ta1">
        <table:table-column table:style-name="co9" table:default-cell-style-name="Default"/>
        <table:table-row table:style-name="ro1">
          <table:table-cell/>
        </table:table-row>
      </table:table>
      <table:table table:name="Weapon" table:style-name="ta1">
        <table:table-column table:style-name="co9" table:default-cell-style-name="Default"/>
        <table:table-row table:style-name="ro1">
          <table:table-cell/>
        </table:table-row>
      </table:table>
      <table:table table:name="Armor" table:style-name="ta1">
        <table:table-column table:style-name="co9" table:default-cell-style-name="Default"/>
        <table:table-row table:style-name="ro1">
          <table:table-cell/>
        </table:table-row>
      </table:table>
      <table:table table:name="Creature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2:17:56.2004309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2T12:21:06.805238605</dc:date>
    <dc:creator>Miles Engel</dc:creator>
    <meta:editing-duration>P3DT3H22M44S</meta:editing-duration>
    <meta:editing-cycles>9</meta:editing-cycles>
    <meta:generator>LibreOffice/4.3.7.2$Linux_X86_64 LibreOffice_project/430$Build-2</meta:generator>
    <meta:document-statistic meta:table-count="6" meta:cell-count="31" meta:object-count="0"/>
  </office:meta>
</office:document-meta>
</file>